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text-line-through-style="solid" style:text-line-through-text="X" fo:font-size="40pt" style:font-size-asian="40pt" style:font-size-complex="40pt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text-line-through-style="solid" style:text-line-through-text="/" fo:font-size="40pt" style:font-size-asian="40pt" style:font-size-complex="40pt" style:text-rotation-angle="90" style:text-rotation-scale="line-heigh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text-line-through-style="solid" style:text-line-through-text="/" fo:font-size="40pt" style:font-size-asian="40pt" style:font-size-complex="40pt" style:text-rotation-angle="270" style:text-rotation-scale="line-heigh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text-line-through-style="solid" style:text-line-through-text="X" fo:font-size="40pt" style:font-size-asian="40pt" style:font-size-complex="40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text-line-through-style="solid" style:text-line-through-text="X" fo:font-size="40pt" style:font-size-asian="40pt" style:font-size-complex="40pt" style:text-rotation-angle="270" style:text-rotation-scale="line-height"/>
    </style:style>
    <style:style style:name="P6" style:family="paragraph" style:parent-style-name="Standard">
      <style:paragraph-properties fo:margin-left="0cm" fo:margin-right="0cm" fo:text-indent="0cm" style:auto-text-indent="false" fo:break-before="page"/>
      <style:text-properties style:text-line-through-style="solid" style:text-line-through-text="X" fo:font-size="40pt" style:font-size-asian="40pt" style:font-size-complex="40pt"/>
    </style:style>
    <style:style style:name="P7" style:family="paragraph" style:parent-style-name="Standard">
      <style:paragraph-properties fo:margin-left="0cm" fo:margin-right="0cm" fo:text-indent="0cm" style:auto-text-indent="false" fo:break-before="page"/>
      <style:text-properties style:text-line-through-style="solid" style:text-line-through-text="/" fo:font-size="40pt" style:font-size-asian="40pt" style:font-size-complex="40pt" style:text-rotation-angle="270" style:text-rotation-scale="line-heigh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solid" style:text-line-through-text="X" style:font-name="Arial1" fo:font-size="60pt" fo:font-style="normal" fo:text-shadow="none" style:text-underline-style="none" fo:font-weight="normal" style:letter-kerning="true" style:font-name-asian="微软雅黑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rotation-angle="90" style:text-rotation-scale="line-height"/>
    </style:style>
    <style:style style:name="T2" style:family="text">
      <style:text-properties style:text-line-through-style="solid" style:text-line-through-text="/"/>
    </style:style>
    <style:style style:name="T3" style:family="text">
      <style:text-properties style:text-line-through-style="solid" style:text-line-through-text="/" style:text-rotation-angle="90" style:text-rotation-scale="line-height"/>
    </style:style>
    <style:style style:name="T4" style:family="text">
      <style:text-properties style:use-window-font-color="true" style:text-outline="false" style:text-line-through-style="solid" style:text-line-through-text="X" style:font-name="Arial1" fo:font-size="60pt" fo:font-style="normal" fo:text-shadow="none" style:text-underline-style="none" fo:font-weight="normal" style:letter-kerning="true" style:font-name-asian="微软雅黑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85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Quick Brown Fox</text:p>
      <text:p text:style-name="P1"><text:span text:style-name="T1"/></text:p>
      <text:p text:style-name="P1"><text:span text:style-name="T1">The Quick Brown Fox</text:span></text:p>
      <text:p text:style-name="P1"/>
      <text:p text:style-name="P6"><text:span text:style-name="T2">The Quick Brown Fox</text:span></text:p>
      <text:p text:style-name="P1"><text:span text:style-name="T2"/></text:p>
      <text:p text:style-name="P2">The Quick Brown Fox</text:p>
      <text:p text:style-name="P6">The Quick Brown Fox</text:p>
      <text:p text:style-name="P1"><text:span text:style-name="T1"/></text:p>
      <text:p text:style-name="P5">The Quick Brown Fox</text:p>
      <text:p text:style-name="P6"><text:span text:style-name="T2">The Quick Brown Fox</text:span></text:p>
      <text:p text:style-name="P1"><text:span text:style-name="T2"/></text:p>
      <text:p text:style-name="P3">The Quick Brown Fox</text:p>
      <text:p text:style-name="P7"><draw:frame text:anchor-type="paragraph" draw:z-index="0" draw:style-name="gr1" draw:text-style-name="P9" svg:width="12.999cm" svg:height="3.102cm" draw:transform="rotate (0.523598775598299) translate (0.00176388888888889cm 6.49993055555556cm)"><draw:text-box><text:p text:style-name="P8"><text:span text:style-name="T4">TEXTTEXT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IE" style:letter-kerning="true" style:font-name-asian="Droid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olán McNamara</meta:initial-creator>
    <meta:creation-date>2011-03-28T21:11:48</meta:creation-date>
    <dc:date>2011-03-29T13:14:24</dc:date>
    <dc:creator>Caolán McNamara</dc:creator>
    <meta:editing-duration>PT9M30S</meta:editing-duration>
    <meta:editing-cycles>8</meta:editing-cycles>
    <meta:generator>LibreOffice/3.4$Unix LibreOffice_project/300m103$Build-1</meta:generator>
    <meta:document-statistic meta:table-count="0" meta:image-count="0" meta:object-count="0" meta:page-count="5" meta:paragraph-count="0" meta:word-count="32" meta:character-count="152" meta:non-whitespace-character-count="128"/>
  </office:meta>
</office:document-meta>
</file>